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578C77E59C1391F2C9F.jpg" manifest:media-type="image/jpeg"/>
  <manifest:file-entry manifest:full-path="Pictures/10000000000003E8000005787337D0DB335F2E8E.jpg" manifest:media-type="image/jpeg"/>
  <manifest:file-entry manifest:full-path="Pictures/10000000000003E80000057804EB4B9DF4D8D0A9.jpg" manifest:media-type="image/jpeg"/>
  <manifest:file-entry manifest:full-path="Pictures/10000000000003E8000005785F8E1428EA681664.jpg" manifest:media-type="image/jpeg"/>
  <manifest:file-entry manifest:full-path="Pictures/10000000000003E800000578AC035ACAE7E6A4C1.jpg" manifest:media-type="image/jpeg"/>
  <manifest:file-entry manifest:full-path="Pictures/10000000000003E800000578DBDA6529E7E1A1EC.jpg" manifest:media-type="image/jpeg"/>
  <manifest:file-entry manifest:full-path="Pictures/10000000000003E800000578664346D7FB7A72D4.jpg" manifest:media-type="image/jpeg"/>
  <manifest:file-entry manifest:full-path="Pictures/10000000000003E800000578732E11DCEE2ADF77.jpg" manifest:media-type="image/jpeg"/>
  <manifest:file-entry manifest:full-path="Pictures/10000000000003E800000578B45EAC7B026C2413.jpg" manifest:media-type="image/jpeg"/>
  <manifest:file-entry manifest:full-path="Pictures/10000000000003E800000578A9F8551CC840C472.jpg" manifest:media-type="image/jpeg"/>
  <manifest:file-entry manifest:full-path="Pictures/10000000000003E800000578C7212545634E8D91.jpg" manifest:media-type="image/jpeg"/>
  <manifest:file-entry manifest:full-path="Pictures/10000000000003E800000578130336DE3122F67C.jpg" manifest:media-type="image/jpeg"/>
  <manifest:file-entry manifest:full-path="Pictures/10000000000003E800000578C037D92732C8EB94.jpg" manifest:media-type="image/jpeg"/>
  <manifest:file-entry manifest:full-path="Pictures/10000000000003E80000057886FDC285C3C8D1F8.jpg" manifest:media-type="image/jpeg"/>
  <manifest:file-entry manifest:full-path="Pictures/10000000000003E80000057884DFDF6E62734269.jpg" manifest:media-type="image/jpeg"/>
  <manifest:file-entry manifest:full-path="Pictures/10000000000003E800000578BE17BDCBAE4A3F57.jpg" manifest:media-type="image/jpeg"/>
  <manifest:file-entry manifest:full-path="Pictures/10000000000003E800000578567CB2BDB015C5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349cm" svg:height="8.889cm" svg:x="1cm" svg:y="1.111cm">
          <draw:image xlink:href="Pictures/10000000000003E8000005787337D0DB335F2E8E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cm" svg:y="1cm">
          <draw:image xlink:href="Pictures/10000000000003E80000057804EB4B9DF4D8D0A9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651cm" svg:y="1cm">
          <draw:image xlink:href="Pictures/10000000000003E8000005785F8E1428EA681664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0.011cm">
          <draw:image xlink:href="Pictures/10000000000003E800000578AC035ACAE7E6A4C1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9.911cm">
          <draw:image xlink:href="Pictures/10000000000003E800000578664346D7FB7A72D4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cm" svg:y="9.9cm">
          <draw:image xlink:href="Pictures/10000000000003E800000578DBDA6529E7E1A1EC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cm" svg:y="19.011cm">
          <draw:image xlink:href="Pictures/10000000000003E800000578732E11DCEE2ADF7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cm" svg:y="19.1cm">
          <draw:image xlink:href="Pictures/10000000000003E800000578C77E59C1391F2C9F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51cm" svg:y="19.011cm">
          <draw:image xlink:href="Pictures/10000000000003E800000578B45EAC7B026C2413.jpg" xlink:type="simple" xlink:show="embed" xlink:actuate="onLoad" loext:mime-type="image/jpe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349cm" svg:height="8.889cm" svg:x="1cm" svg:y="1cm">
          <draw:image xlink:href="Pictures/10000000000003E800000578C7212545634E8D91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0.911cm">
          <draw:image xlink:href="Pictures/10000000000003E800000578C037D92732C8EB94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cm" svg:y="0.911cm">
          <draw:image xlink:href="Pictures/10000000000003E80000057886FDC285C3C8D1F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851cm" svg:y="10.011cm">
          <draw:image xlink:href="Pictures/10000000000003E800000578130336DE3122F67C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cm" svg:y="10cm">
          <draw:image xlink:href="Pictures/10000000000003E80000057884DFDF6E62734269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651cm" svg:y="10.011cm">
          <draw:image xlink:href="Pictures/10000000000003E800000578BE17BDCBAE4A3F5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9cm">
          <draw:image xlink:href="Pictures/10000000000003E800000578567CB2BDB015C5E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5cm" svg:y="19cm">
          <draw:image xlink:href="Pictures/10000000000003E800000578A9F8551CC840C47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28T22:34:31.839000000</meta:creation-date>
    <dc:date>2022-12-28T22:40:49.092000000</dc:date>
    <meta:editing-duration>PT6M18S</meta:editing-duration>
    <meta:editing-cycles>1</meta:editing-cycles>
    <meta:document-statistic meta:object-count="17"/>
    <meta:generator>LibreOffice/6.2.6.2$Windows_X86_64 LibreOffice_project/684e730861356e74889dfe6dbddd3562aae2e6ad</meta:generator>
  </office:meta>
</office:document-meta>
</file>